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041" officeooo:paragraph-rsid="000fb041"/>
    </style:style>
    <style:style style:name="P2" style:family="paragraph" style:parent-style-name="Standard">
      <style:text-properties officeooo:rsid="000fc8d0" officeooo:paragraph-rsid="000fc8d0"/>
    </style:style>
    <style:style style:name="P3" style:family="paragraph" style:parent-style-name="Standard">
      <style:text-properties officeooo:rsid="001097ed" officeooo:paragraph-rsid="00109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下安装Pycharm以及汉化的教程</text:p>
      <text:p text:style-name="P1"><text:a xlink:type="simple" xlink:href="http://blog.csdn.net/wangyjfrecky/article/details/70172882" text:style-name="Internet_20_link" text:visited-style-name="Visited_20_Internet_20_Link">http://blog.csdn.net/wangyjfrecky/article/details/70172882</text:a></text:p>
      <text:p text:style-name="P1"/>
      <text:p text:style-name="P2"><text:a xlink:type="simple" xlink:href="http://www.cnblogs.com/feixuelove1009/p/5955332.html" text:style-name="Internet_20_link" text:visited-style-name="Visited_20_Internet_20_Link">http://www.cnblogs.com/feixuelove1009/p/5955332.html</text:a></text:p>
      <text:p text:style-name="P2"/>
      <text:p text:style-name="P2">激活方式;</text:p>
      <text:p text:style-name="P3">http://www.cnblogs.com/hanggegege/p/6763329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1:08:35.848152158</meta:creation-date>
    <dc:date>2017-07-21T11:10:30.259352832</dc:date>
    <meta:editing-duration>PT1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0" meta:character-count="185" meta:non-whitespace-character-count="185"/>
  </office:meta>
</office:document-meta>
</file>